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2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3" style:family="paragraph" style:parent-style-name="Standard">
      <style:text-properties officeooo:paragraph-rsid="05ff6939"/>
    </style:style>
    <style:style style:name="P4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6" style:family="paragraph" style:parent-style-name="Standard">
      <style:text-properties fo:language="en" fo:country="US" officeooo:paragraph-rsid="06b3db9f"/>
    </style:style>
    <style:style style:name="P7" style:family="paragraph" style:parent-style-name="Standard">
      <style:text-properties fo:font-size="6pt" fo:language="en" fo:country="US" fo:font-weight="bold" officeooo:rsid="001e4eb8" officeooo:paragraph-rsid="06b3db9f" style:font-size-asian="6pt" style:font-weight-asian="bold" style:font-size-complex="6pt" style:font-weight-complex="bold"/>
    </style:style>
    <style:style style:name="P8" style:family="paragraph" style:parent-style-name="Standard">
      <style:text-properties officeooo:paragraph-rsid="075b9407"/>
    </style:style>
    <style:style style:name="P9" style:family="paragraph" style:parent-style-name="Standard">
      <style:text-properties fo:language="en" fo:country="US" fo:font-weight="normal" officeooo:rsid="071e32a1" officeooo:paragraph-rsid="075b9407" fo:background-color="transparent" style:font-weight-asian="normal" style:font-weight-complex="normal"/>
    </style:style>
    <style:style style:name="P10" style:family="paragraph" style:parent-style-name="Standard">
      <style:text-properties officeooo:paragraph-rsid="075cc15e"/>
    </style:style>
    <style:style style:name="P11" style:family="paragraph" style:parent-style-name="Standard">
      <style:text-properties officeooo:rsid="0623a473" officeooo:paragraph-rsid="075cc15e"/>
    </style:style>
    <style:style style:name="P12" style:family="paragraph" style:parent-style-name="Standard">
      <style:text-properties officeooo:paragraph-rsid="07681f58"/>
    </style:style>
    <style:style style:name="P13" style:family="paragraph" style:parent-style-name="Standard">
      <style:text-properties officeooo:paragraph-rsid="075feebb"/>
    </style:style>
    <style:style style:name="P14" style:family="paragraph" style:parent-style-name="Standard">
      <style:text-properties officeooo:paragraph-rsid="076d6be0"/>
    </style:style>
    <style:style style:name="P15" style:family="paragraph" style:parent-style-name="Standard">
      <style:text-properties officeooo:paragraph-rsid="079137f4"/>
    </style:style>
    <style:style style:name="P16" style:family="paragraph" style:parent-style-name="Standard">
      <style:text-properties officeooo:rsid="074c0d8f" officeooo:paragraph-rsid="076d6be0" fo:background-color="transparent"/>
    </style:style>
    <style:style style:name="P17" style:family="paragraph" style:parent-style-name="Standard">
      <style:text-properties officeooo:paragraph-rsid="077c9e8b"/>
    </style:style>
    <style:style style:name="P18" style:family="paragraph" style:parent-style-name="Standard">
      <style:text-properties fo:language="en" fo:country="US" fo:font-weight="normal" officeooo:rsid="077de2df" officeooo:paragraph-rsid="077de2df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officeooo:paragraph-rsid="07886822"/>
    </style:style>
    <style:style style:name="P20" style:family="paragraph" style:parent-style-name="Standard">
      <style:text-properties fo:font-size="6pt" fo:language="en" fo:country="US" fo:font-weight="bold" officeooo:rsid="001e4eb8" officeooo:paragraph-rsid="077024ff" style:font-size-asian="6pt" style:font-weight-asian="bold" style:font-size-complex="6pt" style:font-weight-complex="bold"/>
    </style:style>
    <style:style style:name="P21" style:family="paragraph" style:parent-style-name="Standard">
      <style:text-properties fo:language="en" fo:country="US" fo:font-weight="normal" officeooo:rsid="0773b729" officeooo:paragraph-rsid="077c9e8b" fo:background-color="#dddddd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77024ff" officeooo:paragraph-rsid="077024ff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100f487" officeooo:paragraph-rsid="0776ba4c" fo:background-color="#dddddd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774d028" officeooo:paragraph-rsid="0776ba4c" fo:background-color="transparent" style:font-weight-asian="normal" style:font-weight-complex="normal"/>
    </style:style>
    <style:style style:name="P25" style:family="paragraph" style:parent-style-name="Standard">
      <style:text-properties officeooo:paragraph-rsid="0787ff35"/>
    </style:style>
    <style:style style:name="P26" style:family="paragraph" style:parent-style-name="Standard">
      <style:text-properties fo:language="en" fo:country="US" fo:font-weight="normal" officeooo:rsid="077024ff" officeooo:paragraph-rsid="0776ba4c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77024ff" officeooo:paragraph-rsid="07756678" fo:background-color="transparent" style:font-weight-asian="normal" style:font-weight-complex="normal"/>
    </style:style>
    <style:style style:name="P28" style:family="paragraph" style:parent-style-name="Standard">
      <style:text-properties fo:font-size="6pt" fo:language="en" fo:country="US" fo:font-weight="bold" officeooo:rsid="001e4eb8" officeooo:paragraph-rsid="07886822" style:font-size-asian="6pt" style:font-weight-asian="bold" style:font-size-complex="6pt" style:font-weight-complex="bold"/>
    </style:style>
    <style:style style:name="P29" style:family="paragraph" style:parent-style-name="Standard">
      <style:text-properties officeooo:paragraph-rsid="078e2440"/>
    </style:style>
    <style:style style:name="P30" style:family="paragraph" style:parent-style-name="Standard">
      <style:text-properties fo:language="en" fo:country="US" fo:font-weight="normal" officeooo:rsid="077024ff" officeooo:paragraph-rsid="078c623a" fo:background-color="transparent" style:font-weight-asian="normal" style:font-weight-complex="normal"/>
    </style:style>
    <style:style style:name="P31" style:family="paragraph" style:parent-style-name="Standard">
      <style:text-properties officeooo:paragraph-rsid="079227ce"/>
    </style:style>
    <style:style style:name="P32" style:family="paragraph" style:parent-style-name="Standard">
      <style:text-properties officeooo:paragraph-rsid="078bac93"/>
    </style:style>
    <style:style style:name="P33" style:family="paragraph" style:parent-style-name="Standard">
      <style:text-properties officeooo:paragraph-rsid="0790faa7"/>
    </style:style>
    <style:style style:name="P34" style:family="paragraph" style:parent-style-name="Standard">
      <style:text-properties officeooo:paragraph-rsid="07995569"/>
    </style:style>
    <style:style style:name="P35" style:family="paragraph" style:parent-style-name="Standard">
      <style:text-properties officeooo:paragraph-rsid="07abc2bb"/>
    </style:style>
    <style:style style:name="P36" style:family="paragraph" style:parent-style-name="Standard">
      <style:text-properties officeooo:paragraph-rsid="079f1418"/>
    </style:style>
    <style:style style:name="P37" style:family="paragraph" style:parent-style-name="Standard">
      <style:text-properties fo:language="en" fo:country="US" fo:font-weight="normal" officeooo:rsid="05b3289d" officeooo:paragraph-rsid="07886822" fo:background-color="transparent" style:font-weight-asian="normal" style:font-weight-complex="normal"/>
    </style:style>
    <style:style style:name="P38" style:family="paragraph" style:parent-style-name="Standard">
      <style:text-properties officeooo:paragraph-rsid="07886822"/>
    </style:style>
    <style:style style:name="P39" style:family="paragraph" style:parent-style-name="Standard">
      <style:text-properties fo:language="en" fo:country="US" fo:font-weight="normal" officeooo:rsid="0100f487" officeooo:paragraph-rsid="079f1418" fo:background-color="#dddddd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7a0f038" officeooo:paragraph-rsid="07a0f038" fo:background-color="transparent" style:font-weight-asian="normal" style:font-weight-complex="normal"/>
    </style:style>
    <style:style style:name="P41" style:family="paragraph" style:parent-style-name="Standard">
      <style:text-properties officeooo:paragraph-rsid="07a43109"/>
    </style:style>
    <style:style style:name="P42" style:family="paragraph" style:parent-style-name="Standard">
      <style:text-properties fo:language="en" fo:country="US" fo:font-weight="normal" officeooo:rsid="07a0f038" officeooo:paragraph-rsid="07a2143b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77024ff" officeooo:paragraph-rsid="07a0f038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5c8d64c" officeooo:paragraph-rsid="07a2143b" fo:background-color="#ddddd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weight="normal" officeooo:rsid="060d3887" officeooo:paragraph-rsid="07a2143b" fo:background-color="transparent" style:font-weight-asian="normal" style:font-weight-complex="normal"/>
    </style:style>
    <style:style style:name="P46" style:family="paragraph" style:parent-style-name="Standard">
      <style:text-properties officeooo:paragraph-rsid="07a3b36d"/>
    </style:style>
    <style:style style:name="P47" style:family="paragraph" style:parent-style-name="Standard">
      <style:text-properties fo:language="en" fo:country="US" fo:font-style="normal" fo:font-weight="normal" officeooo:rsid="06c7a395" officeooo:paragraph-rsid="07a3b36d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weight="normal" officeooo:rsid="071e32a1" officeooo:paragraph-rsid="077024ff" fo:background-color="transparent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6751036" officeooo:paragraph-rsid="077024ff" fo:background-color="transparent" style:font-weight-asian="normal" style:font-weight-complex="normal"/>
    </style:style>
    <style:style style:name="P50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51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52" style:family="paragraph" style:parent-style-name="Standard">
      <style:text-properties officeooo:paragraph-rsid="049fc303"/>
    </style:style>
    <style:style style:name="P53" style:family="paragraph" style:parent-style-name="Standard">
      <style:text-properties fo:language="en" fo:country="US" officeooo:rsid="003b1ec5" officeooo:paragraph-rsid="049fc303"/>
    </style:style>
    <style:style style:name="P54" style:family="paragraph" style:parent-style-name="Text_20_body">
      <style:text-properties officeooo:paragraph-rsid="06fd0dfe"/>
    </style:style>
    <style:style style:name="P55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57" style:family="paragraph" style:parent-style-name="Standard" style:list-style-name="L1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3d0fb"/>
    </style:style>
    <style:style style:name="T2" style:family="text">
      <style:text-properties fo:language="en" fo:country="US" officeooo:rsid="00136227"/>
    </style:style>
    <style:style style:name="T3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4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5" style:family="text">
      <style:text-properties fo:language="en" fo:country="US" fo:font-weight="bold" officeooo:rsid="00136227" style:font-weight-asian="bold" style:font-weight-complex="bold"/>
    </style:style>
    <style:style style:name="T6" style:family="text">
      <style:text-properties fo:language="en" fo:country="US" fo:font-weight="bold" officeooo:rsid="00d88c8c" style:font-weight-asian="bold" style:font-weight-complex="bold"/>
    </style:style>
    <style:style style:name="T7" style:family="text">
      <style:text-properties fo:language="en" fo:country="US" fo:font-weight="bold" officeooo:rsid="0032ee51" style:font-weight-asian="bold" style:font-weight-complex="bold"/>
    </style:style>
    <style:style style:name="T8" style:family="text">
      <style:text-properties fo:language="en" fo:country="US" fo:font-weight="normal" officeooo:rsid="0032ee51" style:font-weight-asian="normal" style:font-weight-complex="normal"/>
    </style:style>
    <style:style style:name="T9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0" style:family="text">
      <style:text-properties fo:language="en" fo:country="US" fo:font-weight="bold" officeooo:rsid="07089210" fo:background-color="#fff200" loext:char-shading-value="0" style:font-weight-asian="bold" style:font-weight-complex="bold"/>
    </style:style>
    <style:style style:name="T11" style:family="text">
      <style:text-properties fo:language="en" fo:country="US" fo:font-weight="bold" officeooo:rsid="075aae71" fo:background-color="#fff200" loext:char-shading-value="0" style:font-weight-asian="bold" style:font-weight-complex="bold"/>
    </style:style>
    <style:style style:name="T12" style:family="text">
      <style:text-properties fo:language="en" fo:country="US" fo:font-weight="normal" officeooo:rsid="00d88c8c" style:font-weight-asian="normal" style:font-weight-complex="normal"/>
    </style:style>
    <style:style style:name="T13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14" style:family="text">
      <style:text-properties fo:language="en" fo:country="US" fo:font-weight="normal" officeooo:rsid="075aae71" style:font-weight-asian="normal" style:font-weight-complex="normal"/>
    </style:style>
    <style:style style:name="T15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16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7" style:family="text">
      <style:text-properties fo:language="en" fo:country="US" fo:font-weight="bold" officeooo:rsid="071e32a1" fo:background-color="#dddddd" loext:char-shading-value="0" style:font-weight-asian="bold" style:font-weight-complex="bold"/>
    </style:style>
    <style:style style:name="T18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19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20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21" style:family="text">
      <style:text-properties fo:color="#999999" loext:opacity="100%" fo:font-weight="bold" officeooo:rsid="001e4eb8" style:font-weight-asian="bold" style:font-weight-complex="bold"/>
    </style:style>
    <style:style style:name="T22" style:family="text">
      <style:text-properties fo:color="#999999" loext:opacity="100%" fo:font-weight="bold" officeooo:rsid="00373dfb" style:font-weight-asian="bold" style:font-weight-complex="bold"/>
    </style:style>
    <style:style style:name="T23" style:family="text">
      <style:text-properties fo:color="#999999" loext:opacity="100%" fo:font-weight="bold" officeooo:rsid="01ebd016" style:font-weight-asian="bold" style:font-weight-complex="bold"/>
    </style:style>
    <style:style style:name="T24" style:family="text">
      <style:text-properties fo:color="#999999" loext:opacity="100%" fo:font-weight="bold" officeooo:rsid="07886822" style:font-weight-asian="bold" style:font-weight-complex="bold"/>
    </style:style>
    <style:style style:name="T25" style:family="text">
      <style:text-properties fo:color="#999999" loext:opacity="100%" fo:font-weight="bold" officeooo:rsid="0635d95a" style:font-weight-asian="bold" style:font-weight-complex="bold"/>
    </style:style>
    <style:style style:name="T26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27" style:family="text">
      <style:text-properties fo:language="en" fo:country="US" fo:font-weight="bold" officeooo:rsid="05be7d77" fo:background-color="#fff200" loext:char-shading-value="0" style:font-weight-asian="bold" style:font-weight-complex="bold"/>
    </style:style>
    <style:style style:name="T28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30" style:family="text">
      <style:text-properties fo:language="en" fo:country="US" fo:font-style="normal" fo:font-weight="bold" officeooo:rsid="06e0ce76" fo:background-color="#dddddd" loext:char-shading-value="0" style:font-style-asian="normal" style:font-weight-asian="bold" style:font-style-complex="normal" style:font-weight-complex="bold"/>
    </style:style>
    <style:style style:name="T31" style:family="text">
      <style:text-properties fo:language="en" fo:country="US" fo:font-style="normal" fo:font-weight="normal" officeooo:rsid="06e0ce76" fo:background-color="#dddddd" loext:char-shading-value="0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weight="normal" officeooo:rsid="075cc15e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4724798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bold" officeooo:rsid="04724798" fo:background-color="transparent" loext:char-shading-value="0" style:font-weight-asian="bold" style:font-weight-complex="bold"/>
    </style:style>
    <style:style style:name="T35" style:family="text">
      <style:text-properties fo:language="en" fo:country="US" fo:font-weight="bold" officeooo:rsid="075b9407" fo:background-color="transparent" loext:char-shading-value="0" style:font-weight-asian="bold" style:font-weight-complex="bold"/>
    </style:style>
    <style:style style:name="T36" style:family="text">
      <style:text-properties fo:language="en" fo:country="US" fo:font-weight="normal" officeooo:rsid="075b9407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38" style:family="text">
      <style:text-properties officeooo:rsid="0038376e"/>
    </style:style>
    <style:style style:name="T39" style:family="text">
      <style:text-properties officeooo:rsid="05be7d77"/>
    </style:style>
    <style:style style:name="T40" style:family="text">
      <style:text-properties fo:font-style="normal" fo:font-weight="bold" officeooo:rsid="04e48279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5be7d77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75b9407" style:font-style-asian="normal" style:font-weight-asian="bold" style:font-style-complex="normal" style:font-weight-complex="bold"/>
    </style:style>
    <style:style style:name="T43" style:family="text">
      <style:text-properties fo:language="en" fo:country="US" fo:font-weight="normal" officeooo:rsid="06dad979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71e32a1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6ebdd41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74ffb53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4758f42" fo:background-color="transparent" loext:char-shading-value="0" style:font-weight-asian="normal" style:font-weight-complex="normal"/>
    </style:style>
    <style:style style:name="T49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italic" fo:font-weight="bold" officeooo:rsid="05822ec8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italic" fo:font-weight="bold" officeooo:rsid="04758f42" fo:background-color="transparent" loext:char-shading-value="0" style:font-style-asian="italic" style:font-weight-asian="bold" style:font-style-complex="italic" style:font-weight-complex="bold"/>
    </style:style>
    <style:style style:name="T56" style:family="text">
      <style:text-properties fo:language="en" fo:country="US" fo:font-weight="normal" officeooo:rsid="05be7d77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bold" officeooo:rsid="05be7d77" fo:background-color="transparent" loext:char-shading-value="0" style:font-weight-asian="bold" style:font-weight-complex="bold"/>
    </style:style>
    <style:style style:name="T58" style:family="text">
      <style:text-properties fo:language="en" fo:country="US" fo:font-style="normal" fo:font-weight="bold" officeooo:rsid="05be7d77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language="en" fo:country="US" fo:font-style="normal" fo:font-weight="bold" officeooo:rsid="075b9407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fo:language="en" fo:country="US" fo:font-weight="normal" officeooo:rsid="06b3f4c5" fo:background-color="transparent" loext:char-shading-value="0" style:font-weight-asian="normal" style:font-weight-complex="normal"/>
    </style:style>
    <style:style style:name="T61" style:family="text">
      <style:text-properties officeooo:rsid="0623a473"/>
    </style:style>
    <style:style style:name="T62" style:family="text">
      <style:text-properties fo:font-weight="bold" officeooo:rsid="0623a473" style:font-weight-asian="bold" style:font-weight-complex="bold"/>
    </style:style>
    <style:style style:name="T63" style:family="text">
      <style:text-properties fo:font-weight="bold" officeooo:rsid="075cc15e" style:font-weight-asian="bold" style:font-weight-complex="bold"/>
    </style:style>
    <style:style style:name="T64" style:family="text">
      <style:text-properties fo:font-weight="normal" officeooo:rsid="0623a473" style:font-weight-asian="normal" style:font-weight-complex="normal"/>
    </style:style>
    <style:style style:name="T65" style:family="text">
      <style:text-properties fo:font-weight="normal" officeooo:rsid="075e5a81" style:font-weight-asian="normal" style:font-weight-complex="normal"/>
    </style:style>
    <style:style style:name="T66" style:family="text">
      <style:text-properties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67" style:family="text">
      <style:text-properties officeooo:rsid="04758f42"/>
    </style:style>
    <style:style style:name="T68" style:family="text">
      <style:text-properties officeooo:rsid="06266bec"/>
    </style:style>
    <style:style style:name="T69" style:family="text">
      <style:text-properties fo:font-style="normal" fo:font-weight="normal" officeooo:rsid="0760db98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75feebb" style:font-style-asian="normal" style:font-weight-asian="normal" style:font-style-complex="normal" style:font-weight-complex="normal"/>
    </style:style>
    <style:style style:name="T71" style:family="text">
      <style:text-properties fo:font-style="italic" fo:font-weight="bold" officeooo:rsid="0623a473" style:font-style-asian="italic" style:font-weight-asian="bold" style:font-style-complex="italic" style:font-weight-complex="bold"/>
    </style:style>
    <style:style style:name="T72" style:family="text">
      <style:text-properties officeooo:rsid="07681f58"/>
    </style:style>
    <style:style style:name="T73" style:family="text">
      <style:text-properties officeooo:rsid="0760db98"/>
    </style:style>
    <style:style style:name="T74" style:family="text">
      <style:text-properties fo:language="en" fo:country="US" fo:font-weight="normal" officeooo:rsid="0760db98" fo:background-color="#dddddd" loext:char-shading-value="0" style:font-weight-asian="normal" style:font-weight-complex="normal"/>
    </style:style>
    <style:style style:name="T75" style:family="text">
      <style:text-properties fo:font-weight="bold" officeooo:rsid="0760db98" style:font-weight-asian="bold" style:font-weight-complex="bold"/>
    </style:style>
    <style:style style:name="T76" style:family="text">
      <style:text-properties fo:font-style="italic" fo:font-weight="bold" officeooo:rsid="0760db98" style:font-style-asian="italic" style:font-weight-asian="bold" style:font-style-complex="italic" style:font-weight-complex="bold"/>
    </style:style>
    <style:style style:name="T77" style:family="text">
      <style:text-properties officeooo:rsid="0760ef33"/>
    </style:style>
    <style:style style:name="T78" style:family="text">
      <style:text-properties fo:font-weight="bold" officeooo:rsid="0760ef33" style:font-weight-asian="bold" style:font-weight-complex="bold"/>
    </style:style>
    <style:style style:name="T79" style:family="text">
      <style:text-properties fo:font-weight="bold" officeooo:rsid="0762a13c" style:font-weight-asian="bold" style:font-weight-complex="bold"/>
    </style:style>
    <style:style style:name="T80" style:family="text">
      <style:text-properties officeooo:rsid="0763cb24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76b16c3"/>
    </style:style>
    <style:style style:name="T83" style:family="text">
      <style:text-properties fo:language="en" fo:country="US" fo:font-style="italic" fo:font-weight="bold" officeooo:rsid="076b16c3" fo:background-color="transparent" loext:char-shading-value="0" style:font-style-asian="italic" style:font-weight-asian="bold" style:font-style-complex="italic" style:font-weight-complex="bold"/>
    </style:style>
    <style:style style:name="T84" style:family="text">
      <style:text-properties fo:font-style="italic" officeooo:rsid="076b16c3" style:font-style-asian="italic" style:font-style-complex="italic"/>
    </style:style>
    <style:style style:name="T85" style:family="text">
      <style:text-properties fo:font-style="italic" fo:font-weight="bold" officeooo:rsid="076b16c3" style:font-style-asian="italic" style:font-weight-asian="bold" style:font-style-complex="italic" style:font-weight-complex="bold"/>
    </style:style>
    <style:style style:name="T86" style:family="text">
      <style:text-properties fo:language="en" fo:country="US" fo:font-weight="normal" officeooo:rsid="076e080c" fo:background-color="#dddddd" loext:char-shading-value="0" style:font-weight-asian="normal" style:font-weight-complex="normal"/>
    </style:style>
    <style:style style:name="T87" style:family="text">
      <style:text-properties officeooo:rsid="076eed2d" fo:background-color="transparent" loext:char-shading-value="0"/>
    </style:style>
    <style:style style:name="T88" style:family="text">
      <style:text-properties fo:font-weight="bold" officeooo:rsid="076eed2d" fo:background-color="transparent" loext:char-shading-value="0" style:font-weight-asian="bold" style:font-weight-complex="bold"/>
    </style:style>
    <style:style style:name="T89" style:family="text">
      <style:text-properties fo:font-style="italic" fo:font-weight="bold" officeooo:rsid="076eed2d" fo:background-color="transparent" loext:char-shading-value="0" style:font-style-asian="italic" style:font-weight-asian="bold" style:font-style-complex="italic" style:font-weight-complex="bold"/>
    </style:style>
    <style:style style:name="T90" style:family="text">
      <style:text-properties fo:color="#999999" loext:opacity="100%" fo:language="en" fo:country="US" fo:font-style="normal" fo:font-weight="normal" officeooo:rsid="028af2ba" fo:background-color="#dddddd" loext:char-shading-value="0" style:font-style-asian="normal" style:font-weight-asian="normal" style:font-style-complex="normal" style:font-weight-complex="normal"/>
    </style:style>
    <style:style style:name="T91" style:family="text">
      <style:text-properties fo:color="#999999" loext:opacity="100%" fo:language="en" fo:country="US" fo:font-style="normal" fo:font-weight="normal" officeooo:rsid="03bb9eb9" fo:background-color="#dddddd" loext:char-shading-value="0" style:font-style-asian="normal" style:font-weight-asian="normal" style:font-style-complex="normal" style:font-weight-complex="normal"/>
    </style:style>
    <style:style style:name="T92" style:family="text">
      <style:text-properties officeooo:rsid="077024ff" fo:background-color="transparent" loext:char-shading-value="0"/>
    </style:style>
    <style:style style:name="T93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94" style:family="text">
      <style:text-properties fo:language="en" fo:country="US" fo:font-weight="bold" officeooo:rsid="07ad584f" fo:background-color="#fff200" loext:char-shading-value="0" style:font-weight-asian="bold" style:font-weight-complex="bold"/>
    </style:style>
    <style:style style:name="T95" style:family="text">
      <style:text-properties fo:language="en" fo:country="US" fo:font-weight="bold" officeooo:rsid="077c9e8b" fo:background-color="#fff200" loext:char-shading-value="0" style:font-weight-asian="bold" style:font-weight-complex="bold"/>
    </style:style>
    <style:style style:name="T96" style:family="text">
      <style:text-properties officeooo:rsid="0770f595" fo:background-color="transparent" loext:char-shading-value="0"/>
    </style:style>
    <style:style style:name="T97" style:family="text">
      <style:text-properties officeooo:rsid="077c9e8b" fo:background-color="transparent" loext:char-shading-value="0"/>
    </style:style>
    <style:style style:name="T98" style:family="text">
      <style:text-properties fo:font-weight="bold" officeooo:rsid="0770f595" fo:background-color="transparent" loext:char-shading-value="0" style:font-weight-asian="bold" style:font-weight-complex="bold"/>
    </style:style>
    <style:style style:name="T99" style:family="text">
      <style:text-properties fo:font-weight="bold" officeooo:rsid="077024ff" fo:background-color="transparent" loext:char-shading-value="0" style:font-weight-asian="bold" style:font-weight-complex="bold"/>
    </style:style>
    <style:style style:name="T100" style:family="text">
      <style:text-properties fo:font-style="italic" fo:font-weight="bold" officeooo:rsid="077024ff" fo:background-color="transparent" loext:char-shading-value="0" style:font-style-asian="italic" style:font-weight-asian="bold" style:font-style-complex="italic" style:font-weight-complex="bold"/>
    </style:style>
    <style:style style:name="T101" style:family="text">
      <style:text-properties fo:language="en" fo:country="US" fo:font-weight="normal" officeooo:rsid="077299d3" fo:background-color="#dddddd" loext:char-shading-value="0" style:font-weight-asian="normal" style:font-weight-complex="normal"/>
    </style:style>
    <style:style style:name="T102" style:family="text">
      <style:text-properties fo:language="en" fo:country="US" fo:font-style="normal" fo:font-weight="bold" officeooo:rsid="070ba649" fo:background-color="#dddddd" loext:char-shading-value="0" style:font-style-asian="normal" style:font-weight-asian="bold" style:font-style-complex="normal" style:font-weight-complex="bold"/>
    </style:style>
    <style:style style:name="T103" style:family="text">
      <style:text-properties fo:language="en" fo:country="US" fo:font-style="normal" fo:font-weight="normal" officeooo:rsid="070ba649" fo:background-color="#dddddd" loext:char-shading-value="0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weight="normal" officeooo:rsid="0773b729" fo:background-color="#dddddd" loext:char-shading-value="0" style:font-weight-asian="normal" style:font-weight-complex="normal"/>
    </style:style>
    <style:style style:name="T105" style:family="text">
      <style:text-properties fo:language="en" fo:country="US" fo:font-weight="normal" officeooo:rsid="077c9e8b" fo:background-color="#dddddd" loext:char-shading-value="0" style:font-weight-asian="normal" style:font-weight-complex="normal"/>
    </style:style>
    <style:style style:name="T106" style:family="text">
      <style:text-properties fo:language="en" fo:country="US" fo:font-weight="normal" officeooo:rsid="07ad584f" fo:background-color="#dddddd" loext:char-shading-value="0" style:font-weight-asian="normal" style:font-weight-complex="normal"/>
    </style:style>
    <style:style style:name="T107" style:family="text">
      <style:text-properties fo:color="#999999" loext:opacity="100%" fo:font-weight="bold" officeooo:rsid="077024ff" style:font-weight-asian="bold" style:font-weight-complex="bold"/>
    </style:style>
    <style:style style:name="T108" style:family="text">
      <style:text-properties officeooo:rsid="077e789f"/>
    </style:style>
    <style:style style:name="T109" style:family="text">
      <style:text-properties officeooo:rsid="0773be39" fo:background-color="transparent" loext:char-shading-value="0"/>
    </style:style>
    <style:style style:name="T110" style:family="text">
      <style:text-properties officeooo:rsid="07756678" fo:background-color="transparent" loext:char-shading-value="0"/>
    </style:style>
    <style:style style:name="T111" style:family="text">
      <style:text-properties officeooo:rsid="0774d028" fo:background-color="transparent" loext:char-shading-value="0"/>
    </style:style>
    <style:style style:name="T112" style:family="text">
      <style:text-properties fo:font-weight="bold" officeooo:rsid="0774d028" fo:background-color="transparent" loext:char-shading-value="0" style:font-weight-asian="bold" style:font-weight-complex="bold"/>
    </style:style>
    <style:style style:name="T113" style:family="text">
      <style:text-properties officeooo:rsid="0781c220" fo:background-color="transparent" loext:char-shading-value="0"/>
    </style:style>
    <style:style style:name="T114" style:family="text">
      <style:text-properties fo:font-weight="bold" officeooo:rsid="07756678" fo:background-color="transparent" loext:char-shading-value="0" style:font-weight-asian="bold" style:font-weight-complex="bold"/>
    </style:style>
    <style:style style:name="T115" style:family="text">
      <style:text-properties officeooo:rsid="0776ba4c" fo:background-color="transparent" loext:char-shading-value="0"/>
    </style:style>
    <style:style style:name="T116" style:family="text">
      <style:text-properties officeooo:rsid="07784dac" fo:background-color="transparent" loext:char-shading-value="0"/>
    </style:style>
    <style:style style:name="T117" style:family="text">
      <style:text-properties fo:language="en" fo:country="US" fo:font-weight="normal" officeooo:rsid="078327f3" fo:background-color="transparent" loext:char-shading-value="0" style:font-weight-asian="normal" style:font-weight-complex="normal"/>
    </style:style>
    <style:style style:name="T118" style:family="text">
      <style:text-properties fo:language="en" fo:country="US" fo:font-weight="normal" officeooo:rsid="07866d0b" fo:background-color="transparent" loext:char-shading-value="0" style:font-weight-asian="normal" style:font-weight-complex="normal"/>
    </style:style>
    <style:style style:name="T119" style:family="text">
      <style:text-properties fo:language="en" fo:country="US" fo:font-style="italic" fo:font-weight="bold" officeooo:rsid="078327f3" fo:background-color="transparent" loext:char-shading-value="0" style:font-style-asian="italic" style:font-weight-asian="bold" style:font-style-complex="italic" style:font-weight-complex="bold"/>
    </style:style>
    <style:style style:name="T120" style:family="text">
      <style:text-properties fo:language="en" fo:country="US" fo:font-weight="normal" officeooo:rsid="0785a632" fo:background-color="transparent" loext:char-shading-value="0" style:font-weight-asian="normal" style:font-weight-complex="normal"/>
    </style:style>
    <style:style style:name="T121" style:family="text">
      <style:text-properties fo:language="en" fo:country="US" fo:font-weight="bold" officeooo:rsid="07866d0b" fo:background-color="transparent" loext:char-shading-value="0" style:font-weight-asian="bold" style:font-weight-complex="bold"/>
    </style:style>
    <style:style style:name="T122" style:family="text">
      <style:text-properties fo:language="en" fo:country="US" fo:font-weight="normal" officeooo:rsid="0787ff35" fo:background-color="transparent" loext:char-shading-value="0" style:font-weight-asian="normal" style:font-weight-complex="normal"/>
    </style:style>
    <style:style style:name="T123" style:family="text">
      <style:text-properties fo:language="en" fo:country="US" fo:font-style="italic" fo:font-weight="normal" officeooo:rsid="0787ff35" fo:background-color="transparent" loext:char-shading-value="0" style:font-style-asian="italic" style:font-weight-asian="normal" style:font-style-complex="italic" style:font-weight-complex="normal"/>
    </style:style>
    <style:style style:name="T124" style:family="text">
      <style:text-properties fo:language="en" fo:country="US" fo:font-style="normal" fo:font-weight="normal" officeooo:rsid="0787ff35" fo:background-color="transparent" loext:char-shading-value="0" style:font-style-asian="normal" style:font-weight-asian="normal" style:font-style-complex="normal" style:font-weight-complex="normal"/>
    </style:style>
    <style:style style:name="T125" style:family="text">
      <style:text-properties fo:language="en" fo:country="US" fo:font-style="italic" fo:font-weight="bold" officeooo:rsid="0787ff35" fo:background-color="transparent" loext:char-shading-value="0" style:font-style-asian="italic" style:font-weight-asian="bold" style:font-style-complex="italic" style:font-weight-complex="bold"/>
    </style:style>
    <style:style style:name="T126" style:family="text">
      <style:text-properties fo:language="en" fo:country="US" fo:font-style="normal" fo:font-weight="bold" officeooo:rsid="0787ff35" fo:background-color="transparent" loext:char-shading-value="0" style:font-style-asian="normal" style:font-weight-asian="bold" style:font-style-complex="normal" style:font-weight-complex="bold"/>
    </style:style>
    <style:style style:name="T127" style:family="text">
      <style:text-properties fo:language="en" fo:country="US" fo:font-weight="normal" officeooo:rsid="078f2ac4" fo:background-color="transparent" loext:char-shading-value="0" style:font-weight-asian="normal" style:font-weight-complex="normal"/>
    </style:style>
    <style:style style:name="T128" style:family="text">
      <style:text-properties fo:language="en" fo:country="US" fo:font-weight="normal" officeooo:rsid="077024ff" fo:background-color="transparent" loext:char-shading-value="0" style:font-weight-asian="normal" style:font-weight-complex="normal"/>
    </style:style>
    <style:style style:name="T129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130" style:family="text">
      <style:text-properties fo:language="en" fo:country="US" fo:font-weight="normal" officeooo:rsid="078e2440" fo:background-color="transparent" loext:char-shading-value="0" style:font-weight-asian="normal" style:font-weight-complex="normal"/>
    </style:style>
    <style:style style:name="T131" style:family="text">
      <style:text-properties fo:language="en" fo:country="US" fo:font-weight="bold" officeooo:rsid="078e2440" fo:background-color="transparent" loext:char-shading-value="0" style:font-weight-asian="bold" style:font-weight-complex="bold"/>
    </style:style>
    <style:style style:name="T132" style:family="text">
      <style:text-properties fo:language="en" fo:country="US" fo:font-style="italic" fo:font-weight="bold" officeooo:rsid="078e2440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language="en" fo:country="US" fo:font-style="italic" fo:font-weight="normal" officeooo:rsid="0100f487" fo:background-color="#dddddd" loext:char-shading-value="0" style:font-style-asian="italic" style:font-weight-asian="normal" style:font-style-complex="italic" style:font-weight-complex="normal"/>
    </style:style>
    <style:style style:name="T134" style:family="text">
      <style:text-properties fo:language="en" fo:country="US" fo:font-weight="normal" officeooo:rsid="078bac93" fo:background-color="#dddddd" loext:char-shading-value="0" style:font-weight-asian="normal" style:font-weight-complex="normal"/>
    </style:style>
    <style:style style:name="T135" style:family="text">
      <style:text-properties fo:language="en" fo:country="US" fo:font-weight="normal" officeooo:rsid="078bac93" fo:background-color="transparent" loext:char-shading-value="0" style:font-weight-asian="normal" style:font-weight-complex="normal"/>
    </style:style>
    <style:style style:name="T136" style:family="text">
      <style:text-properties fo:language="en" fo:country="US" fo:font-weight="bold" officeooo:rsid="077024ff" fo:background-color="transparent" loext:char-shading-value="0" style:font-weight-asian="bold" style:font-weight-complex="bold"/>
    </style:style>
    <style:style style:name="T137" style:family="text">
      <style:text-properties fo:language="en" fo:country="US" fo:font-weight="normal" officeooo:rsid="0789d164" fo:background-color="transparent" loext:char-shading-value="0" style:font-weight-asian="normal" style:font-weight-complex="normal"/>
    </style:style>
    <style:style style:name="T138" style:family="text">
      <style:text-properties fo:language="en" fo:country="US" fo:font-weight="normal" officeooo:rsid="079227ce" fo:background-color="transparent" loext:char-shading-value="0" style:font-weight-asian="normal" style:font-weight-complex="normal"/>
    </style:style>
    <style:style style:name="T139" style:family="text">
      <style:text-properties fo:language="en" fo:country="US" fo:font-weight="normal" officeooo:rsid="079137f4" fo:background-color="transparent" loext:char-shading-value="0" style:font-weight-asian="normal" style:font-weight-complex="normal"/>
    </style:style>
    <style:style style:name="T140" style:family="text">
      <style:text-properties fo:language="en" fo:country="US" fo:font-style="italic" fo:font-weight="normal" officeooo:rsid="079227ce" fo:background-color="transparent" loext:char-shading-value="0" style:font-style-asian="italic" style:font-weight-asian="normal" style:font-style-complex="italic" style:font-weight-complex="normal"/>
    </style:style>
    <style:style style:name="T141" style:family="text">
      <style:text-properties fo:language="en" fo:country="US" fo:font-weight="normal" officeooo:rsid="07926e43" fo:background-color="transparent" loext:char-shading-value="0" style:font-weight-asian="normal" style:font-weight-complex="normal"/>
    </style:style>
    <style:style style:name="T142" style:family="text">
      <style:text-properties fo:language="en" fo:country="US" fo:font-style="italic" fo:font-weight="bold" officeooo:rsid="077024ff" fo:background-color="transparent" loext:char-shading-value="0" style:font-style-asian="italic" style:font-weight-asian="bold" style:font-style-complex="italic" style:font-weight-complex="bold"/>
    </style:style>
    <style:style style:name="T143" style:family="text">
      <style:text-properties fo:language="en" fo:country="US" fo:font-weight="bold" officeooo:rsid="078bac93" fo:background-color="transparent" loext:char-shading-value="0" style:font-weight-asian="bold" style:font-weight-complex="bold"/>
    </style:style>
    <style:style style:name="T144" style:family="text">
      <style:text-properties fo:language="en" fo:country="US" fo:font-weight="bold" officeooo:rsid="078f2ac4" fo:background-color="transparent" loext:char-shading-value="0" style:font-weight-asian="bold" style:font-weight-complex="bold"/>
    </style:style>
    <style:style style:name="T145" style:family="text">
      <style:text-properties fo:language="en" fo:country="US" fo:font-style="normal" fo:font-weight="bold" officeooo:rsid="078f91c8" fo:background-color="#fff200" loext:char-shading-value="0" style:font-style-asian="normal" style:font-weight-asian="bold" style:font-style-complex="normal" style:font-weight-complex="bold"/>
    </style:style>
    <style:style style:name="T146" style:family="text">
      <style:text-properties fo:language="en" fo:country="US" fo:font-weight="normal" officeooo:rsid="079295fe" fo:background-color="transparent" loext:char-shading-value="0" style:font-weight-asian="normal" style:font-weight-complex="normal"/>
    </style:style>
    <style:style style:name="T147" style:family="text">
      <style:text-properties fo:language="en" fo:country="US" fo:font-weight="normal" officeooo:rsid="07939e49" fo:background-color="transparent" loext:char-shading-value="0" style:font-weight-asian="normal" style:font-weight-complex="normal"/>
    </style:style>
    <style:style style:name="T148" style:family="text">
      <style:text-properties fo:language="en" fo:country="US" fo:font-style="italic" fo:font-weight="bold" officeooo:rsid="07939e49" fo:background-color="transparent" loext:char-shading-value="0" style:font-style-asian="italic" style:font-weight-asian="bold" style:font-style-complex="italic" style:font-weight-complex="bold"/>
    </style:style>
    <style:style style:name="T149" style:family="text">
      <style:text-properties fo:language="en" fo:country="US" fo:font-weight="bold" officeooo:rsid="07939e49" fo:background-color="transparent" loext:char-shading-value="0" style:font-weight-asian="bold" style:font-weight-complex="bold"/>
    </style:style>
    <style:style style:name="T150" style:family="text">
      <style:text-properties fo:language="en" fo:country="US" fo:font-weight="normal" officeooo:rsid="07950ae9" fo:background-color="transparent" loext:char-shading-value="0" style:font-weight-asian="normal" style:font-weight-complex="normal"/>
    </style:style>
    <style:style style:name="T151" style:family="text">
      <style:text-properties fo:language="en" fo:country="US" fo:font-weight="normal" officeooo:rsid="07af3b37" fo:background-color="transparent" loext:char-shading-value="0" style:font-weight-asian="normal" style:font-weight-complex="normal"/>
    </style:style>
    <style:style style:name="T152" style:family="text">
      <style:text-properties fo:language="en" fo:country="US" fo:font-weight="normal" officeooo:rsid="07963d08" fo:background-color="transparent" loext:char-shading-value="0" style:font-weight-asian="normal" style:font-weight-complex="normal"/>
    </style:style>
    <style:style style:name="T153" style:family="text">
      <style:text-properties fo:language="en" fo:country="US" fo:font-weight="normal" officeooo:rsid="07982356" fo:background-color="transparent" loext:char-shading-value="0" style:font-weight-asian="normal" style:font-weight-complex="normal"/>
    </style:style>
    <style:style style:name="T154" style:family="text">
      <style:text-properties fo:language="en" fo:country="US" fo:font-weight="normal" officeooo:rsid="07a5be6f" fo:background-color="transparent" loext:char-shading-value="0" style:font-weight-asian="normal" style:font-weight-complex="normal"/>
    </style:style>
    <style:style style:name="T155" style:family="text">
      <style:text-properties fo:language="en" fo:country="US" fo:font-style="italic" fo:font-weight="normal" officeooo:rsid="07963d08" fo:background-color="transparent" loext:char-shading-value="0" style:font-style-asian="italic" style:font-weight-asian="normal" style:font-style-complex="italic" style:font-weight-complex="normal"/>
    </style:style>
    <style:style style:name="T156" style:family="text">
      <style:text-properties fo:language="en" fo:country="US" fo:font-weight="normal" officeooo:rsid="079a1486" fo:background-color="transparent" loext:char-shading-value="0" style:font-weight-asian="normal" style:font-weight-complex="normal"/>
    </style:style>
    <style:style style:name="T157" style:family="text">
      <style:text-properties fo:language="en" fo:country="US" fo:font-weight="bold" officeooo:rsid="079a1486" fo:background-color="transparent" loext:char-shading-value="0" style:font-weight-asian="bold" style:font-weight-complex="bold"/>
    </style:style>
    <style:style style:name="T158" style:family="text">
      <style:text-properties fo:language="en" fo:country="US" fo:font-weight="normal" officeooo:rsid="079f1418" fo:background-color="transparent" loext:char-shading-value="0" style:font-weight-asian="normal" style:font-weight-complex="normal"/>
    </style:style>
    <style:style style:name="T159" style:family="text">
      <style:text-properties fo:language="en" fo:country="US" fo:font-weight="normal" officeooo:rsid="07a6ea0a" fo:background-color="transparent" loext:char-shading-value="0" style:font-weight-asian="normal" style:font-weight-complex="normal"/>
    </style:style>
    <style:style style:name="T160" style:family="text">
      <style:text-properties fo:language="en" fo:country="US" fo:font-weight="normal" officeooo:rsid="07a9735c" fo:background-color="transparent" loext:char-shading-value="0" style:font-weight-asian="normal" style:font-weight-complex="normal"/>
    </style:style>
    <style:style style:name="T161" style:family="text">
      <style:text-properties fo:language="en" fo:country="US" fo:font-weight="normal" officeooo:rsid="07ab2a07" fo:background-color="transparent" loext:char-shading-value="0" style:font-weight-asian="normal" style:font-weight-complex="normal"/>
    </style:style>
    <style:style style:name="T162" style:family="text">
      <style:text-properties fo:language="en" fo:country="US" fo:font-style="italic" fo:font-weight="normal" officeooo:rsid="07abc2bb" fo:background-color="transparent" loext:char-shading-value="0" style:font-style-asian="italic" style:font-weight-asian="normal" style:font-style-complex="italic" style:font-weight-complex="normal"/>
    </style:style>
    <style:style style:name="T163" style:family="text">
      <style:text-properties fo:language="en" fo:country="US" fo:font-style="italic" fo:font-weight="normal" officeooo:rsid="079f1418" fo:background-color="transparent" loext:char-shading-value="0" style:font-style-asian="italic" style:font-weight-asian="normal" style:font-style-complex="italic" style:font-weight-complex="normal"/>
    </style:style>
    <style:style style:name="T164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65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166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67" style:family="text">
      <style:text-properties officeooo:rsid="07a43109"/>
    </style:style>
    <style:style style:name="T1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9" style:family="text">
      <style:text-properties fo:language="en" fo:country="US" fo:font-weight="normal" officeooo:rsid="07a0f038" fo:background-color="transparent" loext:char-shading-value="0" style:font-weight-asian="normal" style:font-weight-complex="normal"/>
    </style:style>
    <style:style style:name="T170" style:family="text">
      <style:text-properties fo:language="en" fo:country="US" fo:font-weight="bold" officeooo:rsid="07a0f038" fo:background-color="transparent" loext:char-shading-value="0" style:font-weight-asian="bold" style:font-weight-complex="bold"/>
    </style:style>
    <style:style style:name="T171" style:family="text">
      <style:text-properties fo:language="en" fo:country="US" fo:font-style="italic" fo:font-weight="bold" officeooo:rsid="07a0f038" fo:background-color="transparent" loext:char-shading-value="0" style:font-style-asian="italic" style:font-weight-asian="bold" style:font-style-complex="italic" style:font-weight-complex="bold"/>
    </style:style>
    <style:style style:name="T172" style:family="text">
      <style:text-properties fo:language="en" fo:country="US" fo:font-weight="bold" officeooo:rsid="07886822" fo:background-color="#fff200" loext:char-shading-value="0" style:font-weight-asian="bold" style:font-weight-complex="bold"/>
    </style:style>
    <style:style style:name="T173" style:family="text">
      <style:text-properties officeooo:rsid="07a2143b"/>
    </style:style>
    <style:style style:name="T174" style:family="text">
      <style:text-properties fo:color="#999999" loext:opacity="100%" fo:language="en" fo:country="US" fo:font-weight="bold" officeooo:rsid="07886822" style:font-weight-asian="bold" style:font-weight-complex="bold"/>
    </style:style>
    <style:style style:name="T175" style:family="text">
      <style:text-properties officeooo:rsid="05de2795"/>
    </style:style>
    <style:style style:name="T176" style:family="text">
      <style:text-properties fo:font-weight="bold" officeooo:rsid="05de2795" style:font-weight-asian="bold" style:font-weight-complex="bold"/>
    </style:style>
    <style:style style:name="T177" style:family="text">
      <style:text-properties officeooo:rsid="069f35ac"/>
    </style:style>
    <style:style style:name="T178" style:family="text">
      <style:text-properties officeooo:rsid="067c160d"/>
    </style:style>
    <style:style style:name="T179" style:family="text">
      <style:text-properties fo:font-style="italic" officeooo:rsid="05de2795" style:font-style-asian="italic" style:font-style-complex="italic"/>
    </style:style>
    <style:style style:name="T180" style:family="text">
      <style:text-properties fo:font-style="italic" fo:font-weight="bold" officeooo:rsid="05de2795" style:font-style-asian="italic" style:font-weight-asian="bold" style:font-style-complex="italic" style:font-weight-complex="bold"/>
    </style:style>
    <style:style style:name="T181" style:family="text">
      <style:text-properties officeooo:rsid="07a3b36d"/>
    </style:style>
    <style:style style:name="T182" style:family="text">
      <style:text-properties fo:language="en" fo:country="US" fo:font-weight="normal" officeooo:rsid="05b3289d" fo:background-color="transparent" loext:char-shading-value="0" style:font-weight-asian="normal" style:font-weight-complex="normal"/>
    </style:style>
    <style:style style:name="T183" style:family="text">
      <style:text-properties fo:language="en" fo:country="US" fo:font-weight="normal" officeooo:rsid="060e2575" fo:background-color="transparent" loext:char-shading-value="0" style:font-weight-asian="normal" style:font-weight-complex="normal"/>
    </style:style>
    <style:style style:name="T184" style:family="text">
      <style:text-properties fo:language="en" fo:country="US" fo:font-weight="normal" officeooo:rsid="06e94ee2" fo:background-color="transparent" loext:char-shading-value="0" style:font-weight-asian="normal" style:font-weight-complex="normal"/>
    </style:style>
    <style:style style:name="T185" style:family="text">
      <style:text-properties fo:language="en" fo:country="US" fo:font-weight="normal" officeooo:rsid="061b0af5" fo:background-color="transparent" loext:char-shading-value="0" style:font-weight-asian="normal" style:font-weight-complex="normal"/>
    </style:style>
    <style:style style:name="T186" style:family="text">
      <style:text-properties fo:language="en" fo:country="US" fo:font-weight="bold" officeooo:rsid="07a3b36d" fo:background-color="#fff200" loext:char-shading-value="0" style:font-weight-asian="bold" style:font-weight-complex="bold"/>
    </style:style>
    <style:style style:name="T187" style:family="text">
      <style:text-properties fo:language="en" fo:country="US" fo:font-weight="normal" officeooo:rsid="062584ba" fo:background-color="transparent" loext:char-shading-value="0" style:font-weight-asian="normal" style:font-weight-complex="normal"/>
    </style:style>
    <style:style style:name="T188" style:family="text">
      <style:text-properties fo:language="en" fo:country="US" fo:font-style="italic" fo:font-weight="bold" officeooo:rsid="07886822" fo:background-color="#fff200" loext:char-shading-value="0" style:font-style-asian="italic" style:font-weight-asian="bold" style:font-style-complex="italic" style:font-weight-complex="bold"/>
    </style:style>
    <style:style style:name="T189" style:family="text">
      <style:text-properties fo:language="en" fo:country="US" fo:font-style="normal" fo:font-weight="normal" officeooo:rsid="06fac33e" fo:background-color="transparent" loext:char-shading-value="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6c7a395" fo:background-color="transparent" loext:char-shading-value="0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688947a" fo:background-color="transparent" loext:char-shading-value="0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6855ed6" fo:background-color="transparent" loext:char-shading-value="0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italic" fo:font-weight="bold" officeooo:rsid="067538c9" fo:background-color="transparent" loext:char-shading-value="0" style:font-style-asian="italic" style:font-weight-asian="bold" style:font-style-complex="italic" style:font-weight-complex="bold"/>
    </style:style>
    <style:style style:name="T194" style:family="text">
      <style:text-properties fo:language="en" fo:country="US" fo:font-style="italic" fo:font-weight="bold" officeooo:rsid="06855ed6" fo:background-color="transparent" loext:char-shading-value="0" style:font-style-asian="italic" style:font-weight-asian="bold" style:font-style-complex="italic" style:font-weight-complex="bold"/>
    </style:style>
    <style:style style:name="T195" style:family="text">
      <style:text-properties fo:language="en" fo:country="US" fo:font-style="normal" fo:font-weight="normal" officeooo:rsid="067538c9" fo:background-color="transparent" loext:char-shading-value="0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normal" officeooo:rsid="06a86af4" fo:background-color="transparent" loext:char-shading-value="0" style:font-style-asian="normal" style:font-weight-asian="normal" style:font-style-complex="normal" style:font-weight-complex="normal"/>
    </style:style>
    <style:style style:name="T197" style:family="text">
      <style:text-properties fo:language="en" fo:country="US" fo:font-style="normal" fo:font-weight="normal" officeooo:rsid="06a9fd1c" fo:background-color="transparent" loext:char-shading-value="0" style:font-style-asian="normal" style:font-weight-asian="normal" style:font-style-complex="normal" style:font-weight-complex="normal"/>
    </style:style>
    <style:style style:name="T198" style:family="text">
      <style:text-properties fo:language="en" fo:country="US" fo:font-style="normal" fo:font-weight="bold" officeooo:rsid="06c9004b" fo:background-color="transparent" loext:char-shading-value="0" style:font-style-asian="normal" style:font-weight-asian="bold" style:font-style-complex="normal" style:font-weight-complex="bold"/>
    </style:style>
    <style:style style:name="T199" style:family="text">
      <style:text-properties fo:language="en" fo:country="US" fo:font-style="normal" fo:font-weight="normal" officeooo:rsid="07a3b36d" fo:background-color="transparent" loext:char-shading-value="0" style:font-style-asian="normal" style:font-weight-asian="normal" style:font-style-complex="normal" style:font-weight-complex="normal"/>
    </style:style>
    <style:style style:name="T200" style:family="text">
      <style:text-properties fo:language="en" fo:country="US" fo:font-style="normal" fo:font-weight="normal" officeooo:rsid="07a43109" fo:background-color="transparent" loext:char-shading-value="0" style:font-style-asian="normal" style:font-weight-asian="normal" style:font-style-complex="normal" style:font-weight-complex="normal"/>
    </style:style>
    <style:style style:name="T201" style:family="text">
      <style:text-properties fo:language="en" fo:country="US" fo:font-style="normal" fo:font-weight="bold" officeooo:rsid="077024ff" fo:background-color="transparent" loext:char-shading-value="0" style:font-style-asian="normal" style:font-weight-asian="bold" style:font-style-complex="normal" style:font-weight-complex="bold"/>
    </style:style>
    <style:style style:name="T202" style:family="text">
      <style:text-properties fo:language="en" fo:country="US" fo:font-style="normal" fo:font-weight="normal" officeooo:rsid="077024ff" fo:background-color="transparent" loext:char-shading-value="0" style:font-style-asian="normal" style:font-weight-asian="normal" style:font-style-complex="normal" style:font-weight-complex="normal"/>
    </style:style>
    <style:style style:name="T203" style:family="text">
      <style:text-properties fo:font-style="normal" officeooo:rsid="06c7a395" style:font-style-asian="normal" style:font-style-complex="normal"/>
    </style:style>
    <style:style style:name="T204" style:family="text">
      <style:text-properties fo:language="en" fo:country="US" officeooo:rsid="00704232"/>
    </style:style>
    <style:style style:name="T205" style:family="text">
      <style:text-properties fo:language="en" fo:country="US" fo:font-weight="bold" officeooo:rsid="008ceef7" style:font-weight-asian="bold" style:font-weight-complex="bold"/>
    </style:style>
    <style:style style:name="T206" style:family="text">
      <style:text-properties fo:language="en" fo:country="US" fo:font-weight="bold" officeooo:rsid="010b0b47" style:font-weight-asian="bold" style:font-weight-complex="bold"/>
    </style:style>
    <style:style style:name="T207" style:family="text">
      <style:text-properties fo:language="en" fo:country="US" officeooo:rsid="00bb70dd"/>
    </style:style>
    <style:style style:name="T208" style:family="text">
      <style:text-properties fo:language="en" fo:country="US" fo:font-weight="bold" officeooo:rsid="00704232" style:font-weight-asian="bold" style:font-weight-complex="bold"/>
    </style:style>
    <style:style style:name="T209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210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211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12" style:family="text">
      <style:text-properties fo:language="en" fo:country="US" fo:font-weight="bold" officeooo:rsid="07136633" fo:background-color="#fff200" loext:char-shading-value="0" style:font-weight-asian="bold" style:font-weight-complex="bold"/>
    </style:style>
    <style:style style:name="T213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214" style:family="text">
      <style:text-properties fo:language="en" fo:country="US" fo:font-weight="bold" officeooo:rsid="007f05cd" fo:background-color="#fff200" loext:char-shading-value="0" style:font-weight-asian="bold" style:font-weight-complex="bold"/>
    </style:style>
    <style:style style:name="T215" style:family="text">
      <style:text-properties officeooo:rsid="06ae9e0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<text:span text:style-name="T1">Intro</text:span> ###</text:p>
      <text:p text:style-name="P2"/>
      <text:p text:style-name="P3"><text:span text:style-name="T2">Here are some </text:span><text:span text:style-name="T3">Java </text:span><text:span text:style-name="T4">IDE</text:span><text:span text:style-name="T5"> </text:span><text:span text:style-name="T6">improvements </text:span><text:span text:style-name="T7">of </text:span><text:span text:style-name="T8">Eclipse </text:span><text:span text:style-name="T9">202</text:span><text:span text:style-name="T10">5</text:span><text:span text:style-name="T9">-</text:span><text:span text:style-name="T11">12</text:span><text:span text:style-name="T12"> </text:span><text:span text:style-name="T13">including</text:span><text:span text:style-name="T12"> </text:span><text:span text:style-name="T14">Maven</text:span><text:span text:style-name="T12">, general improvements and improvements for web development, </text:span><text:span text:style-name="T15">improvements </text:span><text:span text:style-name="T13">that have been added </text:span><text:span text:style-name="T16">since the last release in </text:span><text:span text:style-name="T17">March</text:span><text:span text:style-name="T18"> 202</text:span><text:span text:style-name="T17">5</text:span><text:span text:style-name="T16"> </text:span><text:span text:style-name="T13">three months </text:span><text:span text:style-name="T19">ago</text:span><text:span text:style-name="T20">.</text:span></text:p>
      <text:p text:style-name="P4"/>
      <text:p text:style-name="P5"/>
      <text:p text:style-name="P6"><text:span text:style-name="T21">### </text:span><text:span text:style-name="T22">J</text:span><text:span text:style-name="T23">ava </text:span><text:span text:style-name="T24">1/3</text:span><text:span text:style-name="T25"> </text:span><text:span text:style-name="T21">###</text:span></text:p>
      <text:p text:style-name="P7"/>
      <text:p text:style-name="P8"><text:span text:style-name="T26">Java </text:span><text:span text:style-name="T27">2</text:span><text:span text:style-name="T11">5</text:span><text:span text:style-name="T26"> support</text:span><text:span text:style-name="T28"> i</text:span><text:span text:style-name="T29">s</text:span><text:span text:style-name="T28"> now </text:span><text:span text:style-name="T26">built-in</text:span><text:span text:style-name="T28">. </text:span><text:span text:style-name="T30">Java 25</text:span><text:span text:style-name="T31"> is the </text:span><text:span text:style-name="T30">latest</text:span><text:span text:style-name="T31"> version and also a version for which all Java providers promise </text:span><text:span text:style-name="T30">long-term support</text:span><text:span text:style-name="T28">. </text:span><text:span text:style-name="T32">The </text:span><text:span text:style-name="T33">Eclipse </text:span><text:span text:style-name="T32">IDE </text:span><text:span text:style-name="T33">is </text:span><text:span text:style-name="T34">shipped with Java </text:span><text:span text:style-name="T35">21</text:span><text:span text:style-name="T36">,</text:span><text:span text:style-name="T37"> </text:span><text:span text:style-name="T13">the previous long-term support version,</text:span><text:span text:style-name="T37"> </text:span><text:span text:style-name="T36">as the Temurin JDK </text:span><text:span text:style-name="T32">25</text:span><text:span text:style-name="T36"> is not yet available for Windows on ARM. </text:span><text:span text:style-name="T38">S</text:span><text:span text:style-name="T39">o </text:span><text:span text:style-name="T40">in order </text:span><text:span text:style-name="T41">to code in Java 2</text:span><text:span text:style-name="T42">5</text:span><text:span text:style-name="T43">, </text:span><text:span text:style-name="T44">make </text:span><text:span text:style-name="T45">sure</text:span><text:span text:style-name="T46"> </text:span><text:span text:style-name="T47">that </text:span><text:span text:style-name="T46">in</text:span><text:span text:style-name="T48"> the </text:span><text:span text:style-name="T49">preferences</text:span><text:span text:style-name="T50"> </text:span><text:span text:style-name="T51">[…</text:span><text:span text:style-name="T52">] </text:span><text:span text:style-name="T53">Java</text:span><text:span text:style-name="T50"> </text:span><text:span text:style-name="T51">[…</text:span><text:span text:style-name="T52">]</text:span><text:span text:style-name="T54"> </text:span><text:span text:style-name="T55">Installed JREs</text:span><text:span text:style-name="T48"> </text:span><text:span text:style-name="T56">a </text:span><text:span text:style-name="T57">Java </text:span><text:span text:style-name="T58">2</text:span><text:span text:style-name="T59">5</text:span><text:span text:style-name="T58"> JDK</text:span><text:span text:style-name="T46"> </text:span><text:span text:style-name="T31">that has been installed on your system</text:span><text:span text:style-name="T60"> </text:span><text:span text:style-name="T44">is configured.</text:span></text:p>
      <text:p text:style-name="P9"/>
      <text:p text:style-name="P10"><text:span text:style-name="T61">In </text:span><text:span text:style-name="T62">Java 2</text:span><text:span text:style-name="T63">5</text:span><text:span text:style-name="T62">,</text:span><text:span text:style-name="T61"> there are </text:span><text:span text:style-name="T62">two new</text:span><text:span text:style-name="T64"> </text:span><text:span text:style-name="T65">final</text:span><text:span text:style-name="T64"> </text:span><text:span text:style-name="T62">language features</text:span><text:span text:style-name="T61">, </text:span><text:span text:style-name="T66">Flexible Constructor Bodies</text:span><text:span text:style-name="T67"> </text:span><text:span text:style-name="T68">and </text:span><text:span text:style-name="T66">Module Import Declarations</text:span><text:span text:style-name="T61">. </text:span></text:p>
      <text:p text:style-name="P11"/>
      <text:p text:style-name="P12"><text:span text:style-name="T69">With</text:span><text:span text:style-name="T70"> </text:span><text:span text:style-name="T71">Flexible Constructor Bodies</text:span><text:span text:style-name="T61">, you can </text:span><text:span text:style-name="T72">call </text:span><text:span text:style-name="T71">super</text:span><text:span text:style-name="T64"> </text:span><text:span text:style-name="T51">[…</text:span><text:span text:style-name="T52">]</text:span><text:span text:style-name="T64"> or </text:span><text:span text:style-name="T71">this</text:span><text:span text:style-name="T72"> after other</text:span><text:span text:style-name="T61"> </text:span><text:span text:style-name="T62">statements</text:span><text:span text:style-name="T73"> </text:span><text:span text:style-name="T74">in</text:span><text:span text:style-name="T13"> a constructor</text:span><text:span text:style-name="T61">.</text:span></text:p>
      <text:p text:style-name="P12"/>
      <text:p text:style-name="P12"><text:span text:style-name="T73">A </text:span><text:span text:style-name="T75">module import declaration</text:span><text:span text:style-name="T73"> can replace several classic import statements. </text:span><text:span text:style-name="T72">Type “import module” and hit Ctrl+Space to get a list of all available modules to choose from.</text:span><text:span text:style-name="T73"> </text:span><text:span text:style-name="T76">Organize Imports</text:span><text:span text:style-name="T73"> </text:span><text:span text:style-name="T77">(</text:span><text:span text:style-name="T26">Ctrl-Shift-O</text:span><text:span text:style-name="T77">) does </text:span><text:span text:style-name="T78">not add </text:span><text:span text:style-name="T75">module import</text:span><text:span text:style-name="T73"> declaration</text:span><text:span text:style-name="T77">s, but </text:span><text:span text:style-name="T78">removes</text:span><text:span text:style-name="T79"> </text:span><text:span text:style-name="T78">unused</text:span><text:span text:style-name="T77"> </text:span><text:span text:style-name="T73">module import declaration</text:span><text:span text:style-name="T77">s. If the type of the same name </text:span><text:span text:style-name="T80">is</text:span><text:span text:style-name="T73"> contained in </text:span><text:span text:style-name="T80">more than one</text:span><text:span text:style-name="T73"> imported module, a classic import statement is still required.</text:span></text:p>
      <text:p text:style-name="P13"/>
      <text:p text:style-name="P14"><text:span text:style-name="T26">Markdown comments</text:span> can be used with <text:span text:style-name="T81">Java 23 or higher</text:span>. <text:span text:style-name="T26">Templates</text:span> <text:span text:style-name="T13">for them</text:span> can be specified <text:span text:style-name="T82">for a project</text:span> in <text:span text:style-name="T83">Project</text:span><text:span text:style-name="T50"> </text:span><text:span text:style-name="T51">[…</text:span><text:span text:style-name="T52">]</text:span><text:span text:style-name="T54"> </text:span><text:span text:style-name="T83">Properties</text:span><text:span text:style-name="T50"> </text:span><text:span text:style-name="T51">[…</text:span><text:span text:style-name="T52">]</text:span><text:span text:style-name="T54"> </text:span><text:span text:style-name="T83">Java Code Style</text:span><text:span text:style-name="T50"> </text:span><text:span text:style-name="T51">[…</text:span><text:span text:style-name="T52">]</text:span><text:span text:style-name="T54"> </text:span><text:span text:style-name="T83">Code Templates</text:span> <text:span text:style-name="T51">[…</text:span><text:span text:style-name="T52">]</text:span> <text:span text:style-name="T13">or in general in the workspace preferences</text:span>. If you prefer Markdown comments over the classic ones, enable<text:span text:style-name="T82"> </text:span><text:span text:style-name="T84">“</text:span><text:span text:style-name="T85">Use markdown comments where available</text:span><text:span text:style-name="T84">” </text:span><text:span text:style-name="T13">at the bottom</text:span><text:span text:style-name="T82">. This will give you Markdown comments when </text:span><text:span text:style-name="T13">– for example –</text:span><text:span text:style-name="T82"> generating </text:span><text:span text:style-name="T84">getters</text:span><text:span text:style-name="T82"> and </text:span><text:span text:style-name="T84">setters</text:span><text:span text:style-name="T82">. </text:span><text:span text:style-name="T51">[…</text:span><text:span text:style-name="T52">] </text:span><text:span text:style-name="T13">Voilà, </text:span><text:span text:style-name="T86">here are the </text:span><text:span text:style-name="T13">markdown comments!</text:span></text:p>
      <text:p text:style-name="P15"><text:span text:style-name="T87">In the </text:span><text:span text:style-name="T88">formatter</text:span><text:span text:style-name="T87"> profile, in the section </text:span><text:span text:style-name="T89">“Comments”</text:span><text:span text:style-name="T87">, the formatting can be enabled separately, for Markdown Javadoc comments </text:span><text:span text:style-name="T51">[…</text:span><text:span text:style-name="T52">]</text:span><text:span text:style-name="T87"> and for classic Javadoc comments. </text:span><text:span text:style-name="T13">Let's insert a break and a few spaces to see if the formatter removes them again, </text:span><text:span text:style-name="T90">[…</text:span><text:span text:style-name="T91">] </text:span><text:span text:style-name="T13">which it actually does.</text:span></text:p>
      <text:p text:style-name="P16"/>
      <text:p text:style-name="P17"><text:span text:style-name="T92">In the </text:span><text:span text:style-name="T93">Open Type</text:span><text:span text:style-name="T92"> dialog (</text:span><text:span text:style-name="T81">Ctrl+Shift+T</text:span><text:span text:style-name="T92">), you can now use </text:span><text:span text:style-name="T26">came</text:span><text:span text:style-name="T94">l</text:span><text:span text:style-name="T26">-case </text:span><text:span text:style-name="T95">filters</text:span><text:span text:style-name="T92">. </text:span><text:span text:style-name="T13">For example,</text:span><text:span text:style-name="T92"> </text:span><text:span text:style-name="T96">you can </text:span><text:span text:style-name="T97">type</text:span><text:span text:style-name="T96"> </text:span><text:span text:style-name="T92">“</text:span><text:span text:style-name="T98">o</text:span><text:span text:style-name="T99">utMem</text:span><text:span text:style-name="T92">”</text:span><text:span text:style-name="T96"> for </text:span><text:span text:style-name="T100">OutOfMemoryError</text:span><text:span text:style-name="T92">. </text:span><text:span text:style-name="T13">Previously, you had to manually insert asterisk wildcards between </text:span><text:span text:style-name="T101">the </text:span><text:span text:style-name="T13">camel-case parts, but this is no longer necessary unless everything is in capital letters: “OME” does not match OutOfMemoryError</text:span><text:span text:style-name="T102"> </text:span><text:span text:style-name="T90">[…</text:span><text:span text:style-name="T91">]</text:span><text:span text:style-name="T103"> unlike</text:span><text:span text:style-name="T13"> “OOME”</text:span><text:span text:style-name="T102"> </text:span><text:span text:style-name="T90">[…</text:span><text:span text:style-name="T91">]</text:span><text:span text:style-name="T102"> </text:span><text:span text:style-name="T104">or “OMError”. </text:span><text:span text:style-name="T105">C</text:span><text:span text:style-name="T104">ame</text:span><text:span text:style-name="T106">l</text:span><text:span text:style-name="T104">-case filters </text:span><text:span text:style-name="T105">are</text:span><text:span text:style-name="T104"> handy, </text:span><text:span text:style-name="T105">are</text:span><text:span text:style-name="T104">n't </text:span><text:span text:style-name="T105">they</text:span><text:span text:style-name="T104">?</text:span></text:p>
      <text:p text:style-name="P18"/>
      <text:p text:style-name="P18"/>
      <text:p text:style-name="P19"><text:span text:style-name="T21">### </text:span><text:span text:style-name="T22">J</text:span><text:span text:style-name="T23">ava </text:span><text:span text:style-name="T24">2/3</text:span><text:span text:style-name="T107"> </text:span><text:span text:style-name="T21">###</text:span></text:p>
      <text:p text:style-name="P20"/>
      <text:p text:style-name="P21">The detection of errors and warnings has also been improved.</text:p>
      <text:p text:style-name="P22"/>
      <text:p text:style-name="P23">In the past, the <text:span text:style-name="T81">members of a deprecated class</text:span> – such as fields, methods or nested classes – have been handled as implicitly deprecated. But according to the <text:span text:style-name="T81">Java language specification</text:span>, this <text:span text:style-name="T108">was</text:span> <text:span text:style-name="T81">not</text:span> quite <text:span text:style-name="T81">correct</text:span>. Members of a deprecated class must be explicitly deprecated. This has been fixed.<text:span text:style-name="T109"> </text:span><text:span text:style-name="T110">You will</text:span><text:span text:style-name="T111"> </text:span><text:span text:style-name="T112">no longer </text:span><text:span text:style-name="T110">get </text:span><text:span text:style-name="T112">deprecation warnings</text:span><text:span text:style-name="T111"> for members </text:span><text:span text:style-name="T112">of a deprecated class</text:span><text:span text:style-name="T111"> that are </text:span><text:span text:style-name="T112">not</text:span><text:span text:style-name="T111"> deprecated </text:span><text:span text:style-name="T112">themselves</text:span><text:span text:style-name="T111">. </text:span><text:span text:style-name="T113">But </text:span><text:span text:style-name="T111">you may get warnings for </text:span><text:span text:style-name="T112">unnecessary </text:span><text:span text:style-name="T114">s</text:span><text:span text:style-name="T112">uppress-warnings</text:span><text:span text:style-name="T111"> </text:span><text:span text:style-name="T115">annotations</text:span><text:span text:style-name="T110"> </text:span><text:span text:style-name="T116">that were </text:span><text:span text:style-name="T111">added for th</text:span><text:span text:style-name="T115">e</text:span><text:span text:style-name="T111">se </text:span><text:span text:style-name="T113">deprecation </text:span><text:span text:style-name="T111">warnings </text:span><text:span text:style-name="T113">shown by mistake</text:span><text:span text:style-name="T111">.</text:span></text:p>
      <text:p text:style-name="P24"/>
      <text:p text:style-name="P25"><text:span text:style-name="T13">To make you aware of non-deprecated members of an deprecated class which are no longer handled as implicitly deprecated,</text:span><text:span text:style-name="T117"> the new problem </text:span><text:span text:style-name="T118">info</text:span><text:span text:style-name="T117"> </text:span><text:span text:style-name="T119">“The enclosing type (blablabla) is deprecated, perhaps this member should be marked as deprecated, too?”</text:span><text:span text:style-name="T117"> </text:span><text:span text:style-name="T120">will be</text:span><text:span text:style-name="T117"> displayed. </text:span><text:span text:style-name="T118">Hit </text:span><text:span text:style-name="T121">Ctrl+1</text:span><text:span text:style-name="T118"> and use the new </text:span><text:span text:style-name="T121">quick fix</text:span><text:span text:style-name="T118"> </text:span><text:span text:style-name="T93">Add missing “Deprecated” annotation</text:span><text:span text:style-name="T118"> to add it. Alternatively,</text:span><text:span text:style-name="T122"> h</text:span><text:span text:style-name="T118">it </text:span><text:span text:style-name="T121">Ctrl+1</text:span><text:span text:style-name="T118"> and</text:span><text:span text:style-name="T122"> choose </text:span><text:span text:style-name="T123">“Configure problem severity”</text:span><text:span text:style-name="T124"> to disable </text:span><text:span text:style-name="T123">“</text:span><text:span text:style-name="T125">Warn when members of a deprecated type are not deprecated</text:span><text:span text:style-name="T123">”</text:span><text:span text:style-name="T124"> by changing its </text:span><text:span text:style-name="T126">severity</text:span><text:span text:style-name="T124"> from </text:span><text:span text:style-name="T123">info</text:span><text:span text:style-name="T124"> to </text:span><text:span text:style-name="T125">ignore</text:span><text:span text:style-name="T124">.</text:span></text:p>
      <text:p text:style-name="P26"/>
      <text:p text:style-name="P27"/>
      <text:p text:style-name="P19"><text:span text:style-name="T21">### </text:span><text:span text:style-name="T22">J</text:span><text:span text:style-name="T23">ava </text:span><text:span text:style-name="T24">3/3</text:span><text:span text:style-name="T107"> </text:span><text:span text:style-name="T21">###</text:span></text:p>
      <text:p text:style-name="P28"/>
      <text:p text:style-name="P29"><text:span text:style-name="T127">This release brings also</text:span><text:span text:style-name="T128"> support for </text:span><text:span text:style-name="T129">JUnit 6</text:span><text:span text:style-name="T128">. </text:span><text:span text:style-name="T130">When creating a </text:span><text:span text:style-name="T131">new </text:span><text:span text:style-name="T132">JUnit Test Case</text:span><text:span text:style-name="T130"> </text:span><text:span text:style-name="T51">[…</text:span><text:span text:style-name="T52">]</text:span><text:span text:style-name="T130"> </text:span><text:span text:style-name="T13">with the option </text:span><text:span text:style-name="T133">“New JUnit Jupiter test”</text:span><text:span text:style-name="T130"> </text:span><text:span text:style-name="T51">[…</text:span><text:span text:style-name="T52">]</text:span><text:span text:style-name="T130"> you can choose to </text:span><text:span text:style-name="T131">add</text:span><text:span text:style-name="T130"> JUnit 5 or </text:span><text:span text:style-name="T131">JUnit 6</text:span><text:span text:style-name="T130"> library to the build path.</text:span></text:p>
      <text:p text:style-name="P30"/>
      <text:p text:style-name="P31"><text:span text:style-name="T134">When</text:span><text:span text:style-name="T13"> debugging,</text:span><text:span text:style-name="T135"> y</text:span><text:span text:style-name="T128">ou can now set a </text:span><text:span text:style-name="T136">breakpoint</text:span><text:span text:style-name="T128"> for a specific lambda expression, even within a </text:span><text:span text:style-name="T136">single line</text:span><text:span text:style-name="T128"> </text:span><text:span text:style-name="T135">of</text:span><text:span text:style-name="T128"> </text:span><text:span text:style-name="T136">chained lambda</text:span><text:span text:style-name="T128"> expressions. </text:span><text:span text:style-name="T137">Right-click the left ruler and choose </text:span><text:span text:style-name="T93">Toggle Lambda Entry Breakpoint</text:span><text:span text:style-name="T137">. A dialog pops up with a list of all </text:span><text:span text:style-name="T128">lambda expressions </text:span><text:span text:style-name="T137">of that line. </text:span><text:span text:style-name="T51">[…</text:span><text:span text:style-name="T52">]</text:span><text:span text:style-name="T137"> Choose one. </text:span><text:span text:style-name="T51">[…</text:span><text:span text:style-name="T52">]</text:span><text:span text:style-name="T137"> </text:span><text:span text:style-name="T138">D</text:span><text:span text:style-name="T139">ebug. </text:span><text:span text:style-name="T51">[…</text:span><text:span text:style-name="T52">]</text:span><text:span text:style-name="T139"> </text:span><text:span text:style-name="T138">And as expected,</text:span><text:span text:style-name="T139"> </text:span><text:span text:style-name="T138">it</text:span><text:span text:style-name="T139"> stop</text:span><text:span text:style-name="T138">s </text:span><text:span text:style-name="T139">at the </text:span><text:span text:style-name="T138">entry of the </text:span><text:span text:style-name="T139">chosen lambda expression. </text:span><text:span text:style-name="T51">[…</text:span><text:span text:style-name="T52">]</text:span><text:span text:style-name="T139"> Y</text:span><text:span text:style-name="T137">ou can </text:span><text:span text:style-name="T138">use </text:span><text:span text:style-name="T140">Toggle Lambda Entry Breakpoint</text:span><text:span text:style-name="T137"> </text:span><text:span text:style-name="T141">again </text:span><text:span text:style-name="T137">to add a</text:span><text:span text:style-name="T135">nother</text:span><text:span text:style-name="T137"> breakpoint for </text:span><text:span text:style-name="T138">a different</text:span><text:span text:style-name="T137"> </text:span><text:span text:style-name="T128">lambda expression </text:span><text:span text:style-name="T51">[…</text:span><text:span text:style-name="T52">]</text:span><text:span text:style-name="T128"> or to remove a breakpoint added </text:span><text:span text:style-name="T135">before </text:span><text:span text:style-name="T128">in the same way.</text:span></text:p>
      <text:p text:style-name="P22"/>
      <text:p text:style-name="P32"><text:span text:style-name="T135">In the </text:span><text:span text:style-name="T142">Variables</text:span><text:span text:style-name="T136"> view</text:span><text:span text:style-name="T128">, </text:span><text:span text:style-name="T135">in the </text:span><text:span text:style-name="T143">right-click</text:span><text:span text:style-name="T135"> menu,</text:span><text:span text:style-name="T128"> </text:span><text:span text:style-name="T135">there is the new item </text:span><text:span text:style-name="T93">Compare With Clipboard</text:span><text:span text:style-name="T135"> to compare the stringified variable value with the content of the clipboard.</text:span></text:p>
      <text:p text:style-name="P22"/>
      <text:p text:style-name="P33"><text:span text:style-name="T127">Another new feature is the </text:span><text:span text:style-name="T144">support</text:span><text:span text:style-name="T127"> of </text:span><text:span text:style-name="T145">mu</text:span><text:span text:style-name="T129">lti-release JAR</text:span><text:span text:style-name="T135"> </text:span><text:span text:style-name="T127">files.</text:span><text:span text:style-name="T135"> </text:span><text:span text:style-name="T13">A multi-release JAR contains – for backwards-compatibility – all classes compiled for an older Java version; and in addition – for forward-compatibility – variants of one or more of theses classes compiled for a newer Java version.</text:span></text:p>
      <text:p text:style-name="P30"/>
      <text:p text:style-name="P34"><text:span text:style-name="T146">This can be done in the following way. Add a new source folder. </text:span><text:span text:style-name="T51">[…</text:span><text:span text:style-name="T52">] </text:span><text:span text:style-name="T147">In</text:span><text:span text:style-name="T146"> the build path, </text:span><text:span text:style-name="T51">[…</text:span><text:span text:style-name="T52">] </text:span><text:span text:style-name="T147">in the tab Source, </text:span><text:span text:style-name="T51">[…</text:span><text:span text:style-name="T52">] </text:span><text:span text:style-name="T147">change the new </text:span><text:span text:style-name="T148">Release</text:span><text:span text:style-name="T147"> option </text:span><text:span text:style-name="T13">from </text:span><text:span text:style-name="T133">“project default”</text:span><text:span text:style-name="T147"> to </text:span><text:span text:style-name="T149">25</text:span><text:span text:style-name="T147">. </text:span><text:span text:style-name="T51">[…</text:span><text:span text:style-name="T52">]</text:span><text:span text:style-name="T147"> </text:span><text:span text:style-name="T13">Apply this change.</text:span><text:span text:style-name="T147"> </text:span><text:span text:style-name="T51">[…</text:span><text:span text:style-name="T52">]</text:span><text:span text:style-name="T147"> </text:span><text:span text:style-name="T150">G</text:span><text:span text:style-name="T147">o to the </text:span><text:span text:style-name="T148">Java Compiler</text:span><text:span text:style-name="T147"> </text:span><text:span text:style-name="T150">settings</text:span><text:span text:style-name="T147">. </text:span><text:span text:style-name="T51">[…</text:span><text:span text:style-name="T52">]</text:span><text:span text:style-name="T147"> </text:span><text:span text:style-name="T150">D</text:span><text:span text:style-name="T147">ecrease the </text:span><text:span text:style-name="T148">compiler compliance level</text:span><text:span text:style-name="T147"> to </text:span><text:span text:style-name="T149">21</text:span><text:span text:style-name="T147">. </text:span><text:span text:style-name="T51">[…</text:span><text:span text:style-name="T52">]</text:span><text:span text:style-name="T147"> </text:span><text:span text:style-name="T150">Hit </text:span><text:span text:style-name="T148">Apply and Close</text:span><text:span text:style-name="T147">. </text:span><text:span text:style-name="T13">As you can see,</text:span><text:span text:style-name="T147"> </text:span><text:span text:style-name="T149">errors</text:span><text:span text:style-name="T147"> show up in the </text:span><text:span text:style-name="T150">class using</text:span><text:span text:style-name="T147"> Java 25 </text:span><text:span text:style-name="T150">language feature</text:span><text:span text:style-name="T151">s</text:span><text:span text:style-name="T147">, since Java 21 is now used for the main code. </text:span><text:span text:style-name="T51">[…</text:span><text:span text:style-name="T52">]</text:span><text:span text:style-name="T147"> Moving the file into the Java 25 source folder makes them disappear again. </text:span><text:span text:style-name="T51">[…</text:span><text:span text:style-name="T52">]</text:span><text:span text:style-name="T147"> </text:span><text:span text:style-name="T152">Let’s create a Java 25 variant of the Sample class by creating in the Java 25 source folder a new class with the same name. </text:span><text:span text:style-name="T51">[…</text:span><text:span text:style-name="T52">]</text:span><text:span text:style-name="T152"> Let’s add a default constructor with a print statement </text:span><text:span text:style-name="T151">in order to</text:span><text:span text:style-name="T152"> see whether th</text:span><text:span text:style-name="T153">is</text:span><text:span text:style-name="T152"> class has been used or not. </text:span><text:span text:style-name="T51">[…</text:span><text:span text:style-name="T52">]</text:span><text:span text:style-name="T152"> </text:span><text:span text:style-name="T153">W</text:span><text:span text:style-name="T152">hen running it, </text:span><text:span text:style-name="T51">[…</text:span><text:span text:style-name="T52">]</text:span><text:span text:style-name="T152"> </text:span><text:span text:style-name="T153">the output on the console proves that the new class is used</text:span><text:span text:style-name="T152">. </text:span><text:span text:style-name="T51">[…</text:span><text:span text:style-name="T52">]</text:span><text:span text:style-name="T152"> But by running it with Java 21 instead of Java 25, </text:span><text:span text:style-name="T51">[…</text:span><text:span text:style-name="T52">]</text:span><text:span text:style-name="T152"> nothing </text:span><text:span text:style-name="T154">will be</text:span><text:span text:style-name="T152"> printed since the default </text:span><text:span text:style-name="T155">Sample</text:span><text:span text:style-name="T152"> class is used.</text:span></text:p>
      <text:p text:style-name="P22"/>
      <text:p text:style-name="P22"/>
      <text:p text:style-name="P19"><text:span text:style-name="T21">### </text:span><text:span text:style-name="T24">Maven</text:span><text:span text:style-name="T107"> </text:span><text:span text:style-name="T21">###</text:span></text:p>
      <text:p text:style-name="P28"/>
      <text:p text:style-name="P35"><text:span text:style-name="T129">Multi-release JAR</text:span><text:span text:style-name="T128"> files </text:span><text:span text:style-name="T156">are also </text:span><text:span text:style-name="T157">supported</text:span><text:span text:style-name="T156"> when using </text:span><text:span text:style-name="T129">Maven</text:span><text:span text:style-name="T156">. Eclipse automatically synchronizes the build path, compiler, and other necessary project-specific settings based on what is specified in the pom.xml file for the maven-compiler-plugin. </text:span><text:span text:style-name="T158">Uncommenting the part for the Java-2</text:span><text:span text:style-name="T159">5</text:span><text:span text:style-name="T158">-specific source folders, </text:span><text:span text:style-name="T51">[…</text:span><text:span text:style-name="T52">]</text:span><text:span text:style-name="T158"> </text:span><text:span text:style-name="T160">automatically </text:span><text:span text:style-name="T158">creates the folder, </text:span><text:span text:style-name="T51">[…</text:span><text:span text:style-name="T52">]</text:span><text:span text:style-name="T158"> and </text:span><text:span text:style-name="T161">in </text:span><text:span text:style-name="T158">the </text:span><text:span text:style-name="T162">Java </text:span><text:span text:style-name="T163">Build Path</text:span><text:span text:style-name="T158"> configures </text:span><text:span text:style-name="T161">it</text:span><text:span text:style-name="T158"> for Java 2</text:span><text:span text:style-name="T159">5</text:span><text:span text:style-name="T158">.</text:span></text:p>
      <text:p text:style-name="P22"/>
      <text:p text:style-name="P36"><text:span text:style-name="T13">Another improvement for Maven is that</text:span><text:span text:style-name="T128"> the </text:span><text:span text:style-name="T142">maven-enforcer-plugin</text:span><text:span text:style-name="T128"> </text:span><text:span text:style-name="T158">configuration</text:span><text:span text:style-name="T128"> </text:span><text:span text:style-name="T158">is</text:span><text:span text:style-name="T128"> used to determine which </text:span><text:span text:style-name="T136">JRE</text:span><text:span text:style-name="T128"> </text:span><text:span text:style-name="T151">is </text:span><text:span text:style-name="T158">to</text:span><text:span text:style-name="T128"> be used to run the tests.</text:span></text:p>
      <text:p text:style-name="P22"/>
      <text:p text:style-name="P37"/>
      <text:p text:style-name="P38"><text:span text:style-name="T164">### </text:span><text:span text:style-name="T165">General</text:span><text:span text:style-name="T166"> </text:span><text:span text:style-name="T164">###</text:span></text:p>
      <text:p text:style-name="P28"/>
      <text:p text:style-name="P39">Beside monitor-specific UI scaling on Windows enhancements, <text:span text:style-name="T167">t</text:span>here are two <text:span text:style-name="T81">general</text:span> platform <text:span text:style-name="T81">improvements</text:span> in the <text:span text:style-name="T168">Console</text:span> view.</text:p>
      <text:p text:style-name="P40"/>
      <text:p text:style-name="P41"><text:span text:style-name="T169">First, in the </text:span><text:span text:style-name="T170">preferences</text:span><text:span text:style-name="T169"> </text:span><text:span text:style-name="T51">[…</text:span><text:span text:style-name="T52">]</text:span><text:span text:style-name="T169"> </text:span><text:span text:style-name="T171">Run/Debug</text:span><text:span text:style-name="T169"> </text:span><text:span text:style-name="T51">[…</text:span><text:span text:style-name="T52">]</text:span><text:span text:style-name="T169"> </text:span><text:span text:style-name="T171">Console</text:span><text:span text:style-name="T169">, you can configure the </text:span><text:span text:style-name="T172">elapsed time format</text:span><text:span text:style-name="T128">, </text:span><text:span text:style-name="T51">[…</text:span><text:span text:style-name="T52">]</text:span><text:span text:style-name="T128"> </text:span><text:span text:style-name="T169">for example, to display milliseconds </text:span><text:span text:style-name="T51">[…</text:span><text:span text:style-name="T52">]</text:span><text:span text:style-name="T169"> or to not show the elapsed time at all.</text:span></text:p>
      <text:p text:style-name="P40"/>
      <text:p text:style-name="P42">Second, <text:span text:style-name="T173">w</text:span>hen opening a new <text:span text:style-name="T173">C</text:span>onsole view, you will now be prompted to automatically pin both the active and newly opened console views to ensure that their contents remain visible during output processing. <text:span text:style-name="T173">This is useful when running more than one application in parallel in order to pin a console to a specific application. Otherwise, when the Console is not pinned, the console switches to the application of the latest output.</text:span></text:p>
      <text:p text:style-name="P43"/>
      <text:p text:style-name="P37"/>
      <text:p text:style-name="P38"><text:span text:style-name="T164">### </text:span><text:span text:style-name="T174">Web</text:span><text:span text:style-name="T166"> </text:span><text:span text:style-name="T164">###</text:span></text:p>
      <text:p text:style-name="P28"/>
      <text:p text:style-name="P44"><text:span text:style-name="T175">Support for the </text:span><text:span text:style-name="T176">latest web technologies</text:span><text:span text:style-name="T177"> is</text:span><text:span text:style-name="T178"> </text:span><text:span text:style-name="T173">provided by</text:span><text:span text:style-name="T175"> </text:span><text:span text:style-name="T179">Eclipse </text:span><text:span text:style-name="T180">Wild Web Developer</text:span><text:span text:style-name="T173">, </text:span><text:span text:style-name="T181">which c</text:span><text:span text:style-name="T173">an be installed – if it is not already included </text:span><text:span text:style-name="T167">in</text:span><text:span text:style-name="T173"> the IDE package you are using</text:span><text:span text:style-name="T175">.</text:span></text:p>
      <text:p text:style-name="P45"/>
      <text:p text:style-name="P46"><text:span text:style-name="T26">TypeScript</text:span><text:span text:style-name="T182"> </text:span><text:span text:style-name="T183">is </text:span><text:span text:style-name="T184">now </text:span><text:span text:style-name="T183">supported up to </text:span><text:span text:style-name="T185">version </text:span><text:span text:style-name="T26">5.</text:span><text:span text:style-name="T186">9</text:span><text:span text:style-name="T187">, offering new language features such as “</text:span><text:span text:style-name="T188">import defer</text:span><text:span text:style-name="T187">”.</text:span></text:p>
      <text:p text:style-name="P47"/>
      <text:p text:style-name="P46"><text:span text:style-name="T189">The tooling for</text:span><text:span text:style-name="T190"> bo</text:span><text:span text:style-name="T191">th,</text:span><text:span text:style-name="T192"> </text:span><text:span text:style-name="T193">JavaS</text:span><text:span text:style-name="T194">c</text:span><text:span text:style-name="T193">ript</text:span><text:span text:style-name="T195"> </text:span><text:span text:style-name="T192">and </text:span><text:span text:style-name="T193">TypeScript</text:span><text:span text:style-name="T195"> </text:span><text:span text:style-name="T192">ha</text:span><text:span text:style-name="T196">v</text:span><text:span text:style-name="T197">e</text:span><text:span text:style-name="T192"> been </text:span><text:span text:style-name="T198">enhanced,</text:span><text:span text:style-name="T199"> </text:span><text:span text:style-name="T200">f</text:span><text:span text:style-name="T199">or example for more </text:span><text:span text:style-name="T201">granular</text:span><text:span text:style-name="T202"> checks </text:span><text:span text:style-name="T199">of the</text:span><text:span text:style-name="T202"> </text:span><text:span text:style-name="T201">branches</text:span><text:span text:style-name="T202"> </text:span><text:span text:style-name="T199">of a</text:span><text:span text:style-name="T202"> </text:span><text:span text:style-name="T201">return</text:span><text:span text:style-name="T202"> </text:span><text:span text:style-name="T199">statement</text:span><text:span text:style-name="T203">.</text:span></text:p>
      <text:p text:style-name="P48"/>
      <text:p text:style-name="P49"/>
      <text:p text:style-name="P50">### Outro ###</text:p>
      <text:p text:style-name="P51"/>
      <text:p text:style-name="P52"><text:span text:style-name="T204">These were some of the </text:span><text:span text:style-name="T205">Java </text:span><text:span text:style-name="T206">IDE</text:span><text:span text:style-name="T204"> improvements </text:span><text:span text:style-name="T207">of the </text:span><text:span text:style-name="T208">quarterly </text:span><text:span text:style-name="T209">Rolling</text:span><text:span text:style-name="T210"> Release </text:span><text:span text:style-name="T172">December</text:span><text:span text:style-name="T211"> 202</text:span><text:span text:style-name="T212">5</text:span><text:span text:style-name="T204">.</text:span></text:p>
      <text:p text:style-name="P53"/>
      <text:p text:style-name="P54"><text:span text:style-name="T213">Thank</text:span><text:span text:style-name="T214">s</text:span><text:span text:style-name="T213"> for watching and happy coding!</text:span></text:p>
      <text:p text:style-name="P55">___</text:p>
      <text:p text:style-name="P56">Pronunciations:</text:p>
      <text:list text:style-name="L1">
        <text:list-item>
          <text:p text:style-name="P57">Git <text:tab/>/ɡɪt/</text:p>
        </text:list-item>
        <text:list-item>
          <text:p text:style-name="P57">YAML <text:tab/>/ˈjæməl/</text:p>
        </text:list-item>
        <text:list-item>
          <text:p text:style-name="P57">Vue.js <text:tab/>"view" J S</text:p>
        </text:list-item>
        <text:list-item>
          <text:p text:style-name="P57">RISC-V "<text:span text:style-name="T215">risc-five"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6-14T08:46:58.207000000</meta:creation-date>
    <dc:date>2025-12-10T00:21:47.453328800</dc:date>
    <meta:editing-duration>P8DT1H49M51S</meta:editing-duration>
    <meta:editing-cycles>1128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40" meta:word-count="1297" meta:character-count="7768" meta:non-whitespace-character-count="6502"/>
    <meta:user-defined meta:name="DocumentEncoding">utf-8</meta:user-defined>
    <meta:user-defined meta:name="HTML" meta:value-type="boolean">true</meta:user-defined>
  </office:meta>
</office:document-meta>
</file>